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6dd" officeooo:paragraph-rsid="0010e6dd"/>
    </style:style>
    <style:style style:name="T1" style:family="text">
      <style:text-properties officeooo:rsid="0011c221"/>
    </style:style>
    <style:style style:name="T2" style:family="text">
      <style:text-properties officeooo:rsid="0011dc32"/>
    </style:style>
    <style:style style:name="T3" style:family="text">
      <style:text-properties officeooo:rsid="001326f8"/>
    </style:style>
    <style:style style:name="T4" style:family="text">
      <style:text-properties officeooo:rsid="0014e0a9"/>
    </style:style>
    <style:style style:name="T5" style:family="text">
      <style:text-properties officeooo:rsid="00166cb1"/>
    </style:style>
    <style:style style:name="T6" style:family="text">
      <style:text-properties officeooo:rsid="0017cfb0"/>
    </style:style>
    <style:style style:name="T7" style:family="text">
      <style:text-properties officeooo:rsid="001836b7"/>
    </style:style>
    <style:style style:name="T8" style:family="text">
      <style:text-properties officeooo:rsid="0018bf2c"/>
    </style:style>
    <style:style style:name="T9" style:family="text">
      <style:text-properties officeooo:rsid="001aa992"/>
    </style:style>
    <style:style style:name="T10" style:family="text">
      <style:text-properties officeooo:rsid="001ca7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y korzystać z Teigu użytkownik musi być z nim kompatybilny. Ale czy takową kompatybilność można wymusić? Nad tym właśnie zastanawiali się możni tego świata. Tajny rządowy projekt zakładał stworzenie superżołnierzy lojalnych Imperium, którzy w pełni potrafiliby korzystać z mocy oferowanej przez tajemnicze artefakty. <text:span text:style-name="T1">Pierwszym etapem było porwanie ludzi najbardziej podatnych na manipulacje – dzieci. Pewien chłopiec imieniem Noah mieszkał z rodziną w małej wiosce, która jak kilka innych została napadnięta. Został on uprowadzony, a jego rodzina została zabita na jego oczach. </text:span><text:span text:style-name="T2">Został osadzony w pewnej placówce, gdzie razem z kilkunastoma innymi dziećmi miał zostać zamieniony w broń. Ale młody Noah był pełny ducha walki. Nawet podczas porwania starał się walczyć i odgryzł ucho jednej z osób, która go porywała. Był to naczelnik placówki, który uznał, </text:span><text:span text:style-name="T3">że właśnie to dziecko, które stawiało mu opór zmieni w najpotężniejsz</text:span><text:span text:style-name="T4">ą</text:span><text:span text:style-name="T3"> broń. </text:span><text:span text:style-name="T4">Po analizie ich zachowania i cech osobowości oraz zestawieniu ich z wynikami kilkumiesięcznego wywiadu przeprowadzonego na ich rodzinach do każdego z dzieci dopasowano jedno Teigu. </text:span><text:span text:style-name="T5">Celem było uzyskanie najwyższej możliwej kompatybilności. Oczywiście nie było pewne jakie cechy zapewniają kompatybilność z danym Teigu, więc zostały one dobrane częściowo na podstawie domysłów. Np. skryta dziewczynka, która chowała się przed opiekunami w placówce została przypisana do Fantasmagorii: Fundacji Gaei. </text:span><text:span text:style-name="T6">Noah został przyporządkowany do Wcielenia Rozpaczy: Wielkiego Rydwanu. </text:span><text:span text:style-name="T7">To Teigu kojarzyło się pracownikom placówki z negatywnymi emocjami, ale także potęgą, więc Noah był poddawany morderczym treningom, ale także poniżany i niemalże ciągle pilnowany, żeby się nie zbuntował. </text:span><text:span text:style-name="T8">Jeden pracownik placówki nie był taki jak inni. </text:span><text:span text:style-name="T9">Mimo że przy współpracownikach nie dawał tego po sobie poznać zależało mu na dzieciach i nienawidził Imperium. </text:span><text:span text:style-name="T10">Był to instruktor walki i strzelectwa Noaha – Gabrie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9:36:01.926000000</meta:creation-date>
    <dc:date>2023-09-20T20:24:45.811000000</dc:date>
    <meta:editing-duration>PT24M2S</meta:editing-duration>
    <meta:editing-cycles>11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" meta:word-count="272" meta:character-count="1920" meta:non-whitespace-character-count="1647"/>
  </office:meta>
</office:document-meta>
</file>